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1" style:family="paragraph" style:parent-style-name="Text_20_body">
      <style:paragraph-properties fo:text-align="start" style:justify-single-word="false"/>
      <style:text-properties fo:language="ru" fo:country="RU"/>
    </style:style>
    <style:style style:name="P22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4" style:family="paragraph" style:parent-style-name="Text_20_body">
      <style:text-properties fo:language="ru" fo:country="RU" officeooo:rsid="003535f0" officeooo:paragraph-rsid="003535f0"/>
    </style:style>
    <style:style style:name="P25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35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36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37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38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39" style:family="paragraph" style:parent-style-name="Text_20_body">
      <style:text-properties officeooo:rsid="00345666" officeooo:paragraph-rsid="00345666"/>
    </style:style>
    <style:style style:name="P40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41" style:family="paragraph" style:parent-style-name="Text_20_body">
      <style:text-properties officeooo:rsid="00345666" officeooo:paragraph-rsid="0035314e"/>
    </style:style>
    <style:style style:name="P42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43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44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45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46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47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48" style:family="paragraph" style:parent-style-name="Text_20_body">
      <style:text-properties officeooo:rsid="003bfa34" officeooo:paragraph-rsid="003bfa34"/>
    </style:style>
    <style:style style:name="P49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50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51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52" style:family="paragraph" style:parent-style-name="Subtitle">
      <style:paragraph-properties fo:text-align="start" style:justify-single-word="false"/>
    </style:style>
    <style:style style:name="P53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54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55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56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57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58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59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60" style:family="paragraph" style:parent-style-name="Heading_20_1">
      <style:text-properties officeooo:paragraph-rsid="0035314e"/>
    </style:style>
    <style:style style:name="P61" style:family="paragraph" style:parent-style-name="Heading_20_1">
      <style:text-properties officeooo:paragraph-rsid="003bfa34"/>
    </style:style>
    <style:style style:name="P62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63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64" style:family="paragraph" style:parent-style-name="Text_20_body">
      <style:text-properties fo:language="en" fo:country="US" officeooo:rsid="0073e762" officeooo:paragraph-rsid="005399c0"/>
    </style:style>
    <style:style style:name="P65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66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67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68" style:family="paragraph" style:parent-style-name="Text_20_body">
      <style:paragraph-properties fo:text-align="start" style:justify-single-word="false"/>
      <style:text-properties officeooo:rsid="00345666" officeooo:paragraph-rsid="0035314e"/>
    </style:style>
    <style:style style:name="P69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70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71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04c6f"/>
    </style:style>
    <style:style style:name="T13" style:family="text">
      <style:text-properties fo:language="ru" fo:country="RU" officeooo:rsid="00228820"/>
    </style:style>
    <style:style style:name="T14" style:family="text">
      <style:text-properties fo:language="ru" fo:country="RU" officeooo:rsid="002322d9"/>
    </style:style>
    <style:style style:name="T15" style:family="text">
      <style:text-properties fo:language="ru" fo:country="RU" officeooo:rsid="002a2d4c"/>
    </style:style>
    <style:style style:name="T16" style:family="text">
      <style:text-properties fo:language="ru" fo:country="RU" officeooo:rsid="002b9b61"/>
    </style:style>
    <style:style style:name="T17" style:family="text">
      <style:text-properties fo:language="ru" fo:country="RU" officeooo:rsid="002cd52a"/>
    </style:style>
    <style:style style:name="T18" style:family="text">
      <style:text-properties fo:language="ru" fo:country="RU" officeooo:rsid="0032acb1"/>
    </style:style>
    <style:style style:name="T19" style:family="text">
      <style:text-properties fo:language="ru" fo:country="RU" officeooo:rsid="00304422"/>
    </style:style>
    <style:style style:name="T20" style:family="text">
      <style:text-properties fo:language="ru" fo:country="RU" officeooo:rsid="0035314e"/>
    </style:style>
    <style:style style:name="T21" style:family="text">
      <style:text-properties fo:language="ru" fo:country="RU" officeooo:rsid="00345666"/>
    </style:style>
    <style:style style:name="T22" style:family="text">
      <style:text-properties fo:language="ru" fo:country="RU" officeooo:rsid="003535f0"/>
    </style:style>
    <style:style style:name="T23" style:family="text">
      <style:text-properties fo:language="ru" fo:country="RU" officeooo:rsid="003a0308"/>
    </style:style>
    <style:style style:name="T24" style:family="text">
      <style:text-properties fo:language="ru" fo:country="RU" officeooo:rsid="003bfa34"/>
    </style:style>
    <style:style style:name="T25" style:family="text">
      <style:text-properties fo:language="ru" fo:country="RU" officeooo:rsid="003e73ab"/>
    </style:style>
    <style:style style:name="T26" style:family="text">
      <style:text-properties fo:language="ru" fo:country="RU" officeooo:rsid="004103fb"/>
    </style:style>
    <style:style style:name="T27" style:family="text">
      <style:text-properties fo:language="ru" fo:country="RU" officeooo:rsid="0041442a"/>
    </style:style>
    <style:style style:name="T28" style:family="text">
      <style:text-properties fo:language="ru" fo:country="RU" officeooo:rsid="00428a52"/>
    </style:style>
    <style:style style:name="T29" style:family="text">
      <style:text-properties fo:language="ru" fo:country="RU" officeooo:rsid="00433ad1"/>
    </style:style>
    <style:style style:name="T30" style:family="text">
      <style:text-properties fo:language="ru" fo:country="RU" officeooo:rsid="0044bc7d"/>
    </style:style>
    <style:style style:name="T31" style:family="text">
      <style:text-properties fo:language="ru" fo:country="RU" officeooo:rsid="003cc631"/>
    </style:style>
    <style:style style:name="T32" style:family="text">
      <style:text-properties fo:language="ru" fo:country="RU" officeooo:rsid="005399c0"/>
    </style:style>
    <style:style style:name="T33" style:family="text">
      <style:text-properties officeooo:rsid="00264c01"/>
    </style:style>
    <style:style style:name="T34" style:family="text">
      <style:text-properties officeooo:rsid="0026bea8"/>
    </style:style>
    <style:style style:name="T35" style:family="text">
      <style:text-properties officeooo:rsid="002851be"/>
    </style:style>
    <style:style style:name="T36" style:family="text">
      <style:text-properties fo:font-size="10pt" fo:font-weight="normal" style:font-weight-asian="normal" style:font-weight-complex="normal"/>
    </style:style>
    <style:style style:name="T37" style:family="text">
      <style:text-properties officeooo:rsid="002cd52a"/>
    </style:style>
    <style:style style:name="T38" style:family="text">
      <style:text-properties officeooo:rsid="0035314e"/>
    </style:style>
    <style:style style:name="T39" style:family="text">
      <style:text-properties officeooo:rsid="003bfa34"/>
    </style:style>
    <style:style style:name="T40" style:family="text">
      <style:text-properties officeooo:rsid="003c4411"/>
    </style:style>
    <style:style style:name="T41" style:family="text">
      <style:text-properties officeooo:rsid="0041442a"/>
    </style:style>
    <style:style style:name="T42" style:family="text">
      <style:text-properties officeooo:rsid="00433ad1"/>
    </style:style>
    <style:style style:name="T43" style:family="text">
      <style:text-properties officeooo:rsid="004b2f27"/>
    </style:style>
    <style:style style:name="T44" style:family="text">
      <style:text-properties officeooo:rsid="004f4b2e"/>
    </style:style>
    <style:style style:name="T45" style:family="text">
      <style:text-properties officeooo:rsid="00711b0c"/>
    </style:style>
    <style:style style:name="T46" style:family="text">
      <style:text-properties officeooo:rsid="004fab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1">Система автоматизации работы с конфигурацией подключенной к хранилищу.</text:span></text:p>
      <text:p text:style-name="P3"/>
      <text:p text:style-name="P52">Задача</text:p>
      <text:p text:style-name="P3"/>
      <text:p text:style-name="P1"><text:span text:style-name="T11">В ходе коллективной разработки, </text:span><text:span text:style-name="T12">приходится выполнять ряд рутинных операций, которые можно было бы автоматизировать, как например:</text:span></text:p>
      <text:list xml:id="list4279569315603488564" text:style-name="L1">
        <text:list-item>
          <text:p text:style-name="P57">Ежедневная выгрузка и отправка партнерам актуальной версии конфигурации из хранилища;</text:p>
        </text:list-item>
        <text:list-item>
          <text:p text:style-name="P57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58"><text:span text:style-name="T11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1">)</text:span><text:span text:style-name="T26">.</text:span></text:p>
        </text:list-item>
        <text:list-item>
          <text:p text:style-name="P59"><text:span text:style-name="T26">З</text:span><text:span text:style-name="T11">агрузка конфигурации в рабочую базу данных.</text:span></text:p>
        </text:list-item>
      </text:list>
      <text:p text:style-name="P55"/>
      <text:p text:style-name="P5"><text:span text:style-name="T11">Для автоматизации подобных задач и предназначена </text:span><text:span text:style-name="T13">конфигурация</text:span><text:span text:style-name="T11"> 1</text:span><text:span text:style-name="T1">CI. </text:span><text:span text:style-name="T13">Часть названия конфигурации является аббревиатурой и расшифровывающейся как </text:span><text:span text:style-name="T2">Continuous Integration, </text:span><text:span text:style-name="T13">что является отсылкой к </text:span><text:span text:style-name="T14">одноименной концепции.</text:span></text:p>
      <text:p text:style-name="P15"/>
      <text:p text:style-name="P53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0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1">и</text:span>, <text:span text:style-name="T41">в</text:span> котор<text:span text:style-name="T41">ом</text:span> ведется разработка. Для каждого элемента справочника задается список пользователей, которые могут работать с <text:span text:style-name="T41">хранилищем</text:span>, их имена и пароли. <text:s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9194197566043115920" text:style-name="L2">
        <text:list-item>
          <text:p text:style-name="P56">В ручную из клиента 1С: Предприятие;</text:p>
        </text:list-item>
        <text:list-item>
          <text:p text:style-name="P56">По расписанию, с помощью регламентного задания;</text:p>
        </text:list-item>
        <text:list-item>
          <text:p text:style-name="P56">Из командной строки 1С: Предприятия.</text:p>
        </text:list-item>
      </text:list>
      <text:p text:style-name="P2"/>
      <text:p text:style-name="P2"><text:soft-page-break/>Для элемент<text:span text:style-name="T41">ов</text:span> справочника «<text:span text:style-name="T1">Tasks</text:span>», <text:span text:style-name="T33">в табличной части, </text:span>задается спис<text:span text:style-name="T33">ок</text:span> действий, которые <text:s/>необходимо выполнить. <text:span text:style-name="T33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4">й</text:span>, тогда, в справочнике «<text:span text:style-name="T1">Actions</text:span>» хранится наименование обработки <text:span text:style-name="T34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5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5">з</text:span>ки (хотя самого файла на диске еще нет) <text:span text:style-name="T35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 (последние два способа пока не реализованы)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<text:soft-page-break/>задается два разных списка получателей: <text:s/>один список для случая, если задача завершена с 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1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37">универсальных </text:span>обработок для тестирования:</text:p>
      <text:p text:style-name="P4"><text:span text:style-name="T15">- Обработка </text:span><text:span text:style-name="T16">для запуска встроенного в платформу механизма тестирования (</text:span><text:span text:style-name="T27">параметр</text:span><text:span text:style-name="T16"> </text:span><text:span text:style-name="T27">запуска </text:span><text:span text:style-name="Strong_20_Emphasis"><text:span text:style-name="T36">CheckModules</text:span></text:span><text:span text:style-name="T16">);</text:span></text:p>
      <text:p text:style-name="P4"><text:span text:style-name="T16">- </text:span><text:span text:style-name="T17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52"><text:span text:style-name="T17">Д</text:span><text:span text:style-name="T11">етальное описание объектов метаданных </text:span><text:span text:style-name="T20">(из того, что уже реализовано)</text:span></text:p>
      <text:p text:style-name="P21"/>
      <text:h text:style-name="Heading_20_1" text:outline-level="1"><text:span text:style-name="T11">Справочник «</text:span><text:span text:style-name="T1">Repositories</text:span><text:span text:style-name="T11">»</text:span></text:h>
      <text:p text:style-name="P22">Реквизиты:</text:p>
      <text:p text:style-name="P35"><text:span text:style-name="T11">Path </text:span><text:span text:style-name="T1">&lt;</text:span><text:span text:style-name="T11">Строка</text:span><text:span text:style-name="T1">&gt;</text:span><text:span text:style-name="T11">— путь к каталогу хранилища;</text:span></text:p>
      <text:p text:style-name="P35"><text:span text:style-name="T11">WorkingDir </text:span><text:span text:style-name="T1">&lt;</text:span><text:span text:style-name="T11">Строка</text:span><text:span text:style-name="T1">&gt; - </text:span><text:span text:style-name="T11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35"><text:span text:style-name="T11">PlatformPath </text:span><text:span text:style-name="T1">&lt;</text:span><text:span text:style-name="T11">Строка</text:span><text:span text:style-name="T1">&gt; - </text:span><text:span text:style-name="T11">путь к исполняемому файлу платформы, если не зада</text:span><text:span text:style-name="T28">н</text:span><text:span text:style-name="T11">, устанавливается автоматически с помощью </text:span><text:span text:style-name="T28">функции</text:span><text:span text:style-name="T11"> «</text:span><text:span text:style-name="T1">BinDir</text:span><text:span text:style-name="T11">()».</text:span></text:p>
      <text:p text:style-name="P36"><text:span text:style-name="T3">DBDir</text:span><text:span text:style-name="T11"> </text:span><text:span text:style-name="T1">&lt;</text:span><text:span text:style-name="T11">Строка</text:span><text:span text:style-name="T1">&gt; - </text:span><text:span text:style-name="T11">путь к каталогу, </text:span><text:span text:style-name="T18">где находится база данных, подключенная к хранилищу, если не задан, то используется путь «</text:span><text:span text:style-name="T19">WorkingDir</text:span><text:span text:style-name="T18">\</text:span><text:span text:style-name="T3">DB\</text:span><text:span text:style-name="T19">».</text:span></text:p>
      <text:p text:style-name="P37"><text:span text:style-name="T19">ConfBackupDir </text:span><text:span text:style-name="T1">&lt;</text:span><text:span text:style-name="T11">Строка</text:span><text:span text:style-name="T1">&gt; - </text:span><text:span text:style-name="T11">путь к каталогу, в котором должны хранится </text:span><text:span text:style-name="T28">файлы</text:span><text:span text:style-name="T11"> </text:span><text:span text:style-name="T28">выгрузки</text:span><text:span text:style-name="T11"> из хранилища конфигурации, если не задан, используется путь </text:span><text:span text:style-name="T19">WorkingDir</text:span><text:span text:style-name="T11">\</text:span><text:span text:style-name="T1">Backup.</text:span></text:p>
      <text:p text:style-name="P63">ScheduledJobUser &lt;<text:span text:style-name="T11">СправочникСсылка.</text:span>Users&gt; - <text:span text:style-name="T11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39">Реквизиты:</text:p>
      <text:p text:style-name="P37"><text:span text:style-name="T11">IsInternal </text:span><text:span text:style-name="T1">&lt;</text:span><text:span text:style-name="T11">Булево</text:span><text:span text:style-name="T1">&gt; - </text:span><text:span text:style-name="T11">определяет то, является ли обработка внутренней.</text:span></text:p>
      <text:p text:style-name="P40"><text:span text:style-name="T11">InternalDataProcessor </text:span><text:span text:style-name="T1">&lt;</text:span><text:span text:style-name="T11">Строка</text:span><text:span text:style-name="T1">&gt; - </text:span><text:span text:style-name="T11">наименование внутренней обработки.</text:span></text:p>
      <text:p text:style-name="P40"><text:span text:style-name="T11">DataProcessor </text:span><text:span text:style-name="T1">&lt;</text:span><text:span text:style-name="T11">СправочникСсылка.AdditionalReportsAndDataProcessors</text:span><text:span text:style-name="T1">&gt; - </text:span><text:span text:style-name="T11">ссылка на элемент справочника с внешними обработками.</text:span></text:p>
      <text:h text:style-name="P60" text:outline-level="1">Справочник «<text:span text:style-name="T4">Tasks</text:span>»</text:h>
      <text:p text:style-name="P64"><text:span text:style-name="T32">Реквизиты</text:span>:</text:p>
      <text:p text:style-name="P64">ScheduledJobGUID &lt;UUID&gt; - <text:span text:style-name="T32">идентификатор регламентного задания</text:span>.</text:p>
      <text:p text:style-name="P64">RunBySchedule&lt;<text:span text:style-name="T32">Булево</text:span>&gt; - <text:s/><text:span text:style-name="T32">определяет то, следует ли выполнять задачу по расписанию</text:span>.</text:p>
      <text:p text:style-name="P41"><text:span text:style-name="T38">Табличные части</text:span>:</text:p>
      <text:p text:style-name="P23">Actions, реквизиты:</text:p>
      <text:p text:style-name="P38"><text:span text:style-name="T20">Action</text:span><text:span text:style-name="T11"> </text:span><text:span text:style-name="T1">&lt;</text:span><text:span text:style-name="T20">СправочникСсылка.Actions</text:span><text:span text:style-name="T1">&gt;</text:span><text:span text:style-name="T21">.</text:span></text:p>
      <text:p text:style-name="P68"><text:span text:style-name="T20">ActionParams</text:span><text:span text:style-name="T11"> </text:span><text:span text:style-name="T1">&lt;</text:span><text:span text:style-name="T20">ХранилищеЗначений</text:span><text:span text:style-name="T1">&gt; - </text:span><text:span text:style-name="T20">хранилище с параметрами обработки (если таковые имеются).</text:span></text:p>
      <text:p text:style-name="P69"><text:span text:style-name="T20">FailureReportRecipients, </text:span><text:span text:style-name="T11">реквизиты:</text:span></text:p>
      <text:p text:style-name="P69"><text:span text:style-name="T11">Email </text:span><text:span text:style-name="T1">&lt;</text:span><text:span text:style-name="T11">Строка</text:span><text:span text:style-name="T1">&gt;</text:span><text:span text:style-name="T11">.</text:span></text:p>
      <text:p text:style-name="P69"><text:span text:style-name="T11">SuccessReportRecipients</text:span><text:span text:style-name="T20">, </text:span><text:span text:style-name="T11">реквизиты:</text:span></text:p>
      <text:p text:style-name="P69"><text:span text:style-name="T11">Email </text:span><text:span text:style-name="T1">&lt;</text:span><text:span text:style-name="T11">Строка</text:span><text:span text:style-name="T1">&gt;</text:span><text:span text:style-name="T11">.</text:span></text:p>
      <text:h text:style-name="Heading_20_1" text:outline-level="1"><text:span text:style-name="T20">Д</text:span><text:span text:style-name="T11">окумент «TaskRunningEvent»</text:span></text:h>
      <text:p text:style-name="P19"/>
      <text:p text:style-name="P24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5">Реквизиты:</text:p>
      <text:p text:style-name="P42"><text:span text:style-name="T11">State </text:span><text:span text:style-name="T1">&lt;</text:span><text:span text:style-name="T11">Перечисление.TaskState</text:span><text:span text:style-name="T1">&gt;</text:span><text:span text:style-name="T11">- состояние процесса выполнения задачи. </text:span></text:p>
      <text:p text:style-name="P42"><text:span text:style-name="T11">Task </text:span><text:span text:style-name="T1">&lt;</text:span><text:span text:style-name="T23">Справочник</text:span><text:span text:style-name="T11">Ссылка.Tasks</text:span><text:span text:style-name="T1">&gt; - </text:span><text:span text:style-name="T11">ссылка на задачу.</text:span></text:p>
      <text:p text:style-name="P67"><text:span text:style-name="T11">Repository </text:span><text:span text:style-name="T1">&lt;</text:span><text:span text:style-name="T11">СправочникСсылка.Repositor</text:span><text:span text:style-name="T1">ies&gt; - </text:span><text:span text:style-name="T11">ссылка на справочник «Repositor</text:span><text:span text:style-name="T1">ies</text:span><text:span text:style-name="T11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1">).</text:span></text:p>
      <text:p text:style-name="P42"><text:span text:style-name="T11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1">». По ходу выполнения действия, информация </text:span><text:soft-page-break/><text:span text:style-name="T11">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28">записи событий</text:span><text:span text:style-name="T11"> проведение не используется.</text:span></text:p>
      <text:p text:style-name="P43"><text:span text:style-name="T11">Если все действия были выполнены , значение реквизита </text:span><text:span text:style-name="T22">State </text:span><text:span text:style-name="T11">изменяется на «</text:span><text:span text:style-name="T1">Success</text:span><text:span text:style-name="T11">» или «</text:span><text:span text:style-name="T1">Error</text:span><text:span text:style-name="T11">» </text:span><text:span text:style-name="T28">в зависимости от успеха\неудачи выполнения.</text:span></text:p>
      <text:h text:style-name="Heading_20_1" text:outline-level="1">Регистр сведений «ActionEventsLog»</text:h>
      <text:p text:style-name="P48">Регистр предназначен для записи событий <text:span text:style-name="T42">возникающих </text:span>при выполнении отдельных действий задач. Одно действие может генерировать несколько событий.</text:p>
      <text:p text:style-name="P26">Периодичность: Нет.</text:p>
      <text:p text:style-name="P26">Подчинение регистратору: Нет.</text:p>
      <text:p text:style-name="P26">Измерения:</text:p>
      <text:p text:style-name="P44"><text:span text:style-name="T11">TaskRunningEvent </text:span><text:span text:style-name="T1">&lt;</text:span><text:span text:style-name="T11">ДокументСсылка.TaskRunningEvent</text:span><text:span text:style-name="T1">&gt;.</text:span></text:p>
      <text:p text:style-name="P44"><text:span text:style-name="T1">LineNum &lt;</text:span><text:span text:style-name="T11">Число 9,0</text:span><text:span text:style-name="T1">&gt; - </text:span><text:span text:style-name="T11">порядковый <text:s/>номер события, нумерация ведется в пределах одной задачи.</text:span></text:p>
      <text:p text:style-name="P28">Ресурсы:</text:p>
      <text:p text:style-name="P46"><text:span text:style-name="T11">Action </text:span><text:span text:style-name="T1">&lt;</text:span><text:span text:style-name="T11">СправочникСсылка.</text:span><text:span text:style-name="T1">Actions&gt; - </text:span><text:span text:style-name="T11">действие при выполнении которого, произошло событие.</text:span></text:p>
      <text:p text:style-name="P46"><text:span text:style-name="T11">State </text:span><text:span text:style-name="T1">&lt;</text:span><text:span text:style-name="T11">ПеречислениеСсылка.ActionEventTypes</text:span><text:span text:style-name="T1">&gt; - </text:span><text:span text:style-name="T11">Тип события (Start,</text:span><text:span text:style-name="T1">Error,DetailedInfo,Success</text:span><text:span text:style-name="T11">);</text:span></text:p>
      <text:p text:style-name="P46"><text:span text:style-name="T11">Description </text:span><text:span text:style-name="T1">&lt;</text:span><text:span text:style-name="T11">Строка</text:span><text:span text:style-name="T1">&gt; - </text:span><text:span text:style-name="T11">текстовое описание событие.</text:span></text:p>
      <text:p text:style-name="P17">Date &lt;DateTime&gt; - <text:span text:style-name="T11">дата и время возникновения события.</text:span></text:p>
      <text:p text:style-name="P17"><text:span text:style-name="T11">Регистр не сделан периодическим потому что, записи чаще будут отбираться не по периоду, а по значению ссылки на документ </text:span><text:span text:style-name="T23">TaskRunningEvent. </text:span><text:span text:style-name="T11">Поэтому ссылка должна идти на первом месте в составном индексе.</text:span></text:p>
      <text:h text:style-name="P61" text:outline-level="1">Регистр сведений «<text:span text:style-name="T39">RepUsers</text:span>»</text:h>
      <text:p text:style-name="P48">Регистр предназначен для хранения списка пользователей, которым разрешено работать <text:span text:style-name="T42">с</text:span> данным хранилищем. Для хранилища <text:span text:style-name="T40">должен быть задан хотя бы один пользователь.</text:span></text:p>
      <text:p text:style-name="P27">Периодичность: Нет.</text:p>
      <text:p text:style-name="P27">Подчинение регистратору: Нет.</text:p>
      <text:p text:style-name="P27">Измерения:</text:p>
      <text:p text:style-name="P45"><text:span text:style-name="T24">User</text:span><text:span text:style-name="T11"> </text:span><text:span text:style-name="T1">&lt;</text:span><text:span text:style-name="T24">СправочникСсылка</text:span><text:span text:style-name="T11">.</text:span><text:span text:style-name="T24">Users</text:span><text:span text:style-name="T1">&gt; - </text:span><text:span text:style-name="T24">ссылка на справочн</text:span><text:span text:style-name="T29">и</text:span><text:span text:style-name="T24">к Users из подсистемы Users БСП</text:span><text:span text:style-name="T1">.</text:span></text:p>
      <text:p text:style-name="P45"><text:span text:style-name="T5">Repository</text:span><text:span text:style-name="T1"> &lt;</text:span><text:span text:style-name="T24">СправочникСсылка.</text:span><text:span text:style-name="T5">Repositories</text:span><text:span text:style-name="T1">&gt; <text:s/>- </text:span><text:span text:style-name="T24">хранилище для котор</text:span><text:span text:style-name="T29">ого </text:span><text:span text:style-name="T24">задаются пользователи в регистре.</text:span></text:p>
      <text:p text:style-name="P29"><text:soft-page-break/>Ресурсы:</text:p>
      <text:p text:style-name="P47"><text:span text:style-name="T24">RepUserName</text:span><text:span text:style-name="T11"> </text:span><text:span text:style-name="T1">&lt;</text:span><text:span text:style-name="T24">Строка</text:span><text:span text:style-name="T1">&gt; - </text:span><text:span text:style-name="T29">и</text:span><text:span text:style-name="T24">мя пользователя хранилища</text:span><text:span text:style-name="T11">.</text:span></text:p>
      <text:p text:style-name="P47"><text:span text:style-name="T24">RepPassword</text:span><text:span text:style-name="T11"> </text:span><text:span text:style-name="T1">&lt;</text:span><text:span text:style-name="T24">Строка</text:span><text:span text:style-name="T1">&gt; - <text:s/></text:span><text:span text:style-name="T24">пароль пользователя в хранилище</text:span><text:span text:style-name="T11">;</text:span></text:p>
      <text:h text:style-name="Heading_20_1" text:outline-level="1">Обработка «StartPage»</text:h>
      <text:p text:style-name="P18"><text:span text:style-name="T11">Обработка представляет из себя рабочий стол пользователя для работы с подсистемой «</text:span>Repositories<text:span text:style-name="T11">». Главн</text:span><text:span text:style-name="T30">ое</text:span><text:span text:style-name="T11"> назначение — </text:span><text:span text:style-name="T30">обеспечение удобного</text:span><text:span text:style-name="T11"> доступ</text:span><text:span text:style-name="T30">а</text:span><text:span text:style-name="T11"> к задачам </text:span><text:span text:style-name="T30">хранилища</text:span><text:span text:style-name="T11">.</text:span></text:p>
      <text:p text:style-name="P30"/>
      <text:p text:style-name="P52">Обработки выполняющие действия</text:p>
      <text:p text:style-name="P31"/>
      <text:p text:style-name="P49"><text:span text:style-name="T11">Обработка, предназначенная для подключения к справочнику «</text:span><text:span text:style-name="T1">Actions</text:span><text:span text:style-name="T11">» должна реализовывать в модуле объекта следующие экспортные функции:</text:span></text:p>
      <text:p text:style-name="P50"><text:span text:style-name="T11">Run(LogLineNumber, CommonParams, Action, ActionParams, ShowMessages)</text:span><text:span text:style-name="T25">, где</text:span></text:p>
      <text:p text:style-name="P50"><text:span text:style-name="T25"><text:s text:c="2"/></text:span><text:span text:style-name="T11">LogLineNumber — </text:span><text:span text:style-name="T25">порядковый номер события.</text:span></text:p>
      <text:p text:style-name="P32">CommonParams - <text:s/>структура, содержащая перечень общих параметров, существующих во время выполнения задачи.</text:p>
      <text:p text:style-name="P50"><text:span text:style-name="T25">Action — ссылка на элемент справочника «</text:span><text:span text:style-name="T6">Actions</text:span><text:span text:style-name="T25">».</text:span></text:p>
      <text:p text:style-name="P50"><text:span text:style-name="T11">ActionParams</text:span><text:span text:style-name="T25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5">» табличной части «</text:span><text:span text:style-name="T6">Actions</text:span><text:span text:style-name="T25">» справочника «</text:span><text:span text:style-name="T6">Tasks</text:span><text:span text:style-name="T25">» ).</text:span></text:p>
      <text:p text:style-name="P50"><text:span text:style-name="T25">ShowMessages <text:s/></text:span><text:span text:style-name="T6">&lt;</text:span><text:span text:style-name="T25">Булево</text:span><text:span text:style-name="T6">&gt; </text:span><text:span text:style-name="T25">- определяет необходимость отображать интерактивные сообщения пользователю (помимо записи в журнал).</text:span></text:p>
      <text:p text:style-name="P32"/>
      <text:p text:style-name="P51"><text:span text:style-name="T25">IsRepositoryDataProcessor</text:span><text:span text:style-name="T11">() - возвращает Истина, если эта обработка предназначена для подключения к задачам хран</text:span><text:span text:style-name="T30">и</text:span><text:span text:style-name="T11">лищ</text:span><text:span text:style-name="T30">а</text:span><text:span text:style-name="T11">.</text:span></text:p>
      <text:p text:style-name="P32">IsParamsForm() -возвращает Истина, если обработка имеет форму настроек.</text:p>
      <text:p text:style-name="P32"/>
      <text:p text:style-name="P33">На текущий момент реализовано две обработки:</text:p>
      <text:p text:style-name="P33">DumpConfFromRepository — предназначена для сохранения актуальной версии конфигурации из хранилища на диск.</text:p>
      <text:p text:style-name="P33"/>
      <text:p text:style-name="P71"><text:span text:style-name="T11">SendEmail - <text:s/>предназначена для отправки произвольного </text:span><text:span text:style-name="T1">email </text:span><text:span text:style-name="T11">сообщения списку 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</text:span><text:soft-page-break/><text:span text:style-name="T11">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1">полный путь сохранения файла конфигурации. Механизм заполнения шаблонов еще нуждается в доработке.</text:span></text:p>
      <text:p text:style-name="P70">UpdateDB — <text:span text:style-name="T44">обновление базы данных в каталоге </text:span><text:span text:style-name="T1">DBDir </text:span><text:span text:style-name="T44">из репозитория</text:span><text:span text:style-name="T1">.</text:span></text:p>
      <text:p text:style-name="P70"><text:span text:style-name="T1">CheckModules – </text:span><text:span text:style-name="T46">стандартная </text:span><text:span text:style-name="T10">п</text:span><text:span text:style-name="T44">роверка модулей конфигурации с помощью команды </text:span><text:span text:style-name="T1">CheckModules</text:span><text:span text:style-name="T9">.</text:span></text:p>
      <text:p text:style-name="P54">Роль «<text:span text:style-name="T1">RepositoryUser»</text:span></text:p>
      <text:p text:style-name="P34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3">з</text:span>м ограничения доступа к справочнику <text:span text:style-name="T1">“Repositories”</text:span> и к связанным с ним таблицам.</text:p>
      <text:p text:style-name="P52"/>
      <text:p text:style-name="P52">Заимствованные подсистемы из БСП</text:p>
      <text:list xml:id="list6064972190319704895" text:style-name="L3">
        <text:list-item>
          <text:p text:style-name="P62">AdditionalReportsAndDataProcessors</text:p>
        </text:list-item>
        <text:list-item>
          <text:p text:style-name="P62">BaseFunctionality</text:p>
        </text:list-item>
        <text:list-item>
          <text:p text:style-name="P62">EmailOperations</text:p>
        </text:list-item>
        <text:list-item>
          <text:p text:style-name="P62">Users</text:p>
        </text:list-item>
        <text:list-item>
          <text:p text:style-name="P65"><text:span text:style-name="T8">InfobaseVersionUpdate</text:span><text:span text:style-name="T31"><text:tab/><text:tab/><text:tab/><text:tab/><text:tab/> <text:s text:c="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7T21:17:45.405000000</dc:date>
    <meta:editing-duration>PT3H18M58S</meta:editing-duration>
    <meta:editing-cycles>45</meta:editing-cycles>
    <meta:generator>LibreOffice/5.0.0.5$Windows_x86 LibreOffice_project/1b1a90865e348b492231e1c451437d7a15bb262b</meta:generator>
    <meta:document-statistic meta:table-count="0" meta:image-count="1" meta:object-count="0" meta:page-count="7" meta:paragraph-count="114" meta:word-count="1397" meta:character-count="11683" meta:non-whitespace-character-count="10374"/>
  </office:meta>
</office:document-meta>
</file>